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Заголовок1" style:master-page-name="MP0" style:family="paragraph">
      <style:paragraph-properties fo:break-before="page"/>
      <style:text-properties fo:language="en" fo:country="US"/>
    </style:style>
    <style:style style:name="T2" style:parent-style-name="Шрифтабзацузазамовчуванням" style:family="text">
      <style:text-properties fo:language="en" fo:country="US"/>
    </style:style>
    <style:style style:name="T3" style:parent-style-name="Шрифтабзацузазамовчуванням" style:family="text">
      <style:text-properties style:text-position="sub 59%" fo:language="en" fo:country="US"/>
    </style:style>
    <style:style style:name="T4" style:parent-style-name="Шрифтабзацузазамовчуванням" style:family="text">
      <style:text-properties fo:language="en" fo:country="US"/>
    </style:style>
    <style:style style:name="T5" style:parent-style-name="Шрифтабзацузазамовчуванням" style:family="text">
      <style:text-properties fo:language="en" fo:country="US"/>
    </style:style>
    <style:style style:name="T6" style:parent-style-name="Гіперпосилання" style:family="text">
      <style:text-properties fo:language="en" fo:country="US"/>
    </style:style>
    <style:style style:name="T7" style:parent-style-name="Шрифтабзацузазамовчуванням" style:family="text">
      <style:text-properties fo:language="en" fo:country="US"/>
    </style:style>
    <style:style style:name="P8" style:parent-style-name="Звичайний" style:family="paragraph">
      <style:text-properties fo:language="en" fo:country="US"/>
    </style:style>
  </office:automatic-styles>
  <office:body>
    <office:text text:use-soft-page-breaks="true">
      <text:h text:style-name="P1" text:outline-level="1">JD to BJD_TDB Tool</text:h>
      <text:p text:style-name="Звичайний"><text:span text:style-name="T2">This tool is used to convert one or more timestamps from the JD (UTC) or HJD time scales to BJD</text:span><text:span text:style-name="T3">TDB</text:span><text:span text:style-name="T4">.</text:span></text:p>
      <text:p text:style-name="Звичайний"><text:span text:style-name="T5">This plug-in uses the Ohio State University time utilities (</text:span><text:a xlink:href="https://astroutils.astronomy.osu.edu/time/" office:target-frame-name="_top" xlink:show="replace"><text:span text:style-name="T6">https://astroutils.astronomy.osu.edu/time/</text:span></text:a><text:span text:style-name="T7">) by default. It can also use a local microservice, similar to the BJD_TDB Converter plug-in. See the BJD_TDB Converter documentation for details.</text:span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Звичайний" style:next-style-name="Звичайни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Звичайний" style:next-style-name="Звичайни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Звичайний" style:next-style-name="Звичайни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Звичайний" style:next-style-name="Звичайни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Звичайний" style:next-style-name="Звичайни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Звичайний" style:next-style-name="Звичайни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Заголовок1Знак" style:display-name="Заголовок 1 Знак" style:family="text" style:parent-style-name="Шрифтабзацузазамовчуванням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Шрифтабзацузазамовчуванням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Шрифтабзацузазамовчуванням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Шрифтабзацузазамовчуванням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Шрифтабзацузазамовчуванням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Шрифтабзацузазамовчуванням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Шрифтабзацузазамовчуванням">
      <style:text-properties style:font-name-asian="Times New Roman" style:font-name-complex="Times New Roman" fo:color="#272727"/>
    </style:style>
    <style:style style:name="Назва" style:display-name="Назва" style:family="paragraph" style:parent-style-name="Звичайний" style:next-style-name="Звичайни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НазваЗнак" style:display-name="Назва Знак" style:family="text" style:parent-style-name="Шрифтабзацузазамовчуванням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ідзаголовок" style:display-name="Підзаголовок" style:family="paragraph" style:parent-style-name="Звичайний" style:next-style-name="Звичайни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ідзаголовокЗнак" style:display-name="Підзаголовок Знак" style:family="text" style:parent-style-name="Шрифтабзацузазамовчуванням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" style:display-name="Цитата" style:family="paragraph" style:parent-style-name="Звичайний" style:next-style-name="Звичайни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Знак" style:display-name="Цитата Знак" style:family="text" style:parent-style-name="Шрифтабзацузазамовчуванням">
      <style:text-properties fo:font-style="italic" style:font-style-asian="italic" style:font-style-complex="italic" fo:color="#404040"/>
    </style:style>
    <style:style style:name="Абзацсписку" style:display-name="Абзац списку" style:family="paragraph" style:parent-style-name="Звичайний">
      <style:paragraph-properties style:contextual-spacing="true" fo:margin-left="0.5in">
        <style:tab-stops/>
      </style:paragraph-properties>
      <style:text-properties fo:hyphenate="false"/>
    </style:style>
    <style:style style:name="Сильневиокремлення" style:display-name="Сильне виокремлення" style:family="text" style:parent-style-name="Шрифтабзацузазамовчуванням">
      <style:text-properties fo:font-style="italic" style:font-style-asian="italic" style:font-style-complex="italic" fo:color="#0F4761"/>
    </style:style>
    <style:style style:name="Насиченацитата" style:display-name="Насичена цитата" style:family="paragraph" style:parent-style-name="Звичайний" style:next-style-name="Звичайни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НасиченацитатаЗнак" style:display-name="Насичена цитата Знак" style:family="text" style:parent-style-name="Шрифтабзацузазамовчуванням">
      <style:text-properties fo:font-style="italic" style:font-style-asian="italic" style:font-style-complex="italic" fo:color="#0F4761"/>
    </style:style>
    <style:style style:name="Сильнепосилання" style:display-name="Сильне посилання" style:family="text" style:parent-style-name="Шрифтабзацузазамовчуванням">
      <style:text-properties fo:font-weight="bold" style:font-weight-asian="bold" style:font-weight-complex="bold" fo:font-variant="small-caps" fo:color="#0F4761" fo:letter-spacing="0.0034in"/>
    </style:style>
    <style:style style:name="Гіперпосилання" style:display-name="Гіперпосилання" style:family="text" style:parent-style-name="Шрифтабзацузазамовчуванням">
      <style:text-properties fo:color="#467886" style:text-underline-type="single" style:text-underline-style="solid" style:text-underline-width="auto" style:text-underline-mode="continuous"/>
    </style:style>
    <style:style style:name="Незакритазгадка" style:display-name="Незакрита згадка" style:family="text" style:parent-style-name="Шрифтабзацузазамовчуванням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ksym Pyatnytskyy</meta:initial-creator>
    <dc:creator>Maksym Pyatnytskyy</dc:creator>
    <meta:creation-date>2025-06-19T12:44:00Z</meta:creation-date>
    <dc:date>2025-06-19T12:44:00Z</dc:date>
    <meta:print-date>2025-06-19T12:43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271" meta:character-count="425" meta:row-count="1" meta:non-whitespace-character-count="155"/>
  </office:meta>
</office:document-meta>
</file>